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uisse" svg:font-family="Suisse, Apercu, apple-system, BlinkMacSystemFont, 'Segoe UI', Roboto, Ubuntu, Cantarell, 'Fira Sans', 'Droid Sans', 'Helvetica Neue', sans-serif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60%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60%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60%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60%" fo:text-indent="0cm" style:auto-text-indent="false"/>
    </style:style>
    <style:style style:name="P6" style:family="paragraph" style:parent-style-name="Heading_20_3">
      <style:paragraph-properties fo:margin-left="0cm" fo:margin-right="0cm" fo:margin-top="0cm" fo:margin-bottom="0cm" style:contextual-spacing="false" fo:line-height="120%" fo:text-indent="0cm" style:auto-text-indent="false"/>
      <style:text-properties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text-transform="uppercase" style:text-line-through-style="solid" style:text-line-through-type="single" style:font-name="Suisse" loext:padding="0cm" loext:border="none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60%" fo:orphans="0" fo:text-indent="0cm" style:auto-text-indent="false"/>
      <style:text-properties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60%" fo:orphans="0" fo:text-indent="0cm" style:auto-text-indent="fals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0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60%" fo:orphans="0" fo:text-indent="0cm" style:auto-text-indent="false"/>
      <style:text-properties loext:padding="0cm" loext:border="none"/>
    </style:style>
    <style:style style:name="T1" style:family="text">
      <style:text-properties fo:font-weight="bold"/>
    </style:style>
    <style:style style:name="T2" style:family="text">
      <style:text-properties loext:padding="0cm" loext:border="none"/>
    </style:style>
    <style:style style:name="T3" style:family="text">
      <style:text-properties fo:color="#15141f" loext:opacity="100%" fo:font-family="Monaco, Menlo, 'Ubuntu Mono', 'Droid Sans Mono', Consolas, monospace" fo:background-color="#eae9ed" loext:char-shading-value="0" loext:padding="0cm" loext:border="none"/>
    </style:style>
    <style:style style:name="T4" style:family="text">
      <style:text-properties fo:color="#ff8973" loext:opacity="100%" fo:font-family="Monaco, Menlo, 'Ubuntu Mono', 'Droid Sans Mono', Consolas, monospace" fo:font-weight="normal" fo:background-color="#211e2f" loext:char-shading-value="0" loext:padding="0cm" loext:border="none"/>
    </style:style>
    <style:style style:name="T5" style:family="text">
      <style:text-properties fo:color="#ffffff" loext:opacity="100%" fo:font-family="Monaco, Menlo, 'Ubuntu Mono', 'Droid Sans Mono', Consolas, monospace" fo:font-weight="normal" fo:background-color="#211e2f" loext:char-shading-value="0" loext:padding="0cm" loext:border="none"/>
    </style:style>
    <style:style style:name="T6" style:family="text">
      <style:text-properties fo:color="#83fff5" loext:opacity="100%" fo:font-family="Monaco, Menlo, 'Ubuntu Mono', 'Droid Sans Mono', Consolas, monospace" fo:font-weight="normal" fo:background-color="#211e2f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ierre, papier ou ciseaux</text:h>
      <text:p text:style-name="P2">Pierre-Papier-Ciseaux est un jeu classique à deux joueurs. Chaque joueur choisit entre pierre, papier ou ciseaux. Les objets sont comparés, et celui qui choisit l'objet le plus puissant gagne.</text:p>
      <text:p text:style-name="P2">Les résultats possibles sont :</text:p>
      <text:list text:style-name="L1">
        <text:list-item>
          <text:p text:style-name="P3">La pierre détruit les ciseaux.</text:p>
        </text:list-item>
        <text:list-item>
          <text:p text:style-name="P3">Les ciseaux coupent le papier.</text:p>
        </text:list-item>
        <text:list-item>
          <text:p text:style-name="P3">Le papier recouvre la roche.</text:p>
        </text:list-item>
        <text:list-item>
          <text:p text:style-name="P3">S'il y a égalité, le jeu se termine par un match nul.</text:p>
        </text:list-item>
      </text:list>
      <text:p text:style-name="P2">Notre code divisera le jeu en quatre parties :</text:p>
      <text:list text:style-name="L2">
        <text:list-item>
          <text:p text:style-name="P4">Obtenez le choix de l'utilisateur.</text:p>
        </text:list-item>
        <text:list-item>
          <text:p text:style-name="P4">Faites le choix de l'ordinateur.</text:p>
        </text:list-item>
        <text:list-item>
          <text:p text:style-name="P4">Comparez les deux choix et déterminez un gagnant.</text:p>
        </text:list-item>
        <text:list-item>
          <text:p text:style-name="P4">Démarrez le programme et affichez les résultats.</text:p>
        </text:list-item>
      </text:list>
      <text:p text:style-name="P5">Si vous êtes bloqué pendant ce projet ou si vous souhaitez voir un développeur expérimenté le résoudre, cliquez sur «<text:span text:style-name="Strong_20_Emphasis"> </text:span><text:span text:style-name="Strong_20_Emphasis"><text:span text:style-name="T1">Se débloquer</text:span></text:span> » pour voir une <text:span text:style-name="Strong_20_Emphasis"><text:span text:style-name="T1">vidéo de présentation du projet</text:span></text:span> .</text:p>
      <text:h text:style-name="P6" text:outline-level="3">Tâches</text:h>
      <text:p text:style-name="P7">0 / 14 terminé</text:p>
      <text:p text:style-name="P7">Marquez les tâches comme terminées en les cochant</text:p>
      <text:p text:style-name="P8"><text:bookmark text:name="text-task-1-checkbox"/>Tâche 1</text:p>
      <text:p text:style-name="P9">L'utilisateur devrait pouvoir choisir « pierre », « papier » ou « ciseaux » au démarrage du jeu.</text:p>
      <text:p text:style-name="P10"><text:span text:style-name="T2">En utilisant </text:span><text:span text:style-name="Source_20_Text"><text:span text:style-name="T3">const</text:span></text:span><text:span text:style-name="T2">la syntaxe de la fonction fléchée, créez une fonction nommée </text:span><text:span text:style-name="Source_20_Text"><text:span text:style-name="T3">getUserChoice</text:span></text:span><text:span text:style-name="T2">qui prend un seul paramètre </text:span><text:span text:style-name="Source_20_Text"><text:span text:style-name="T3">userInput</text:span></text:span><text:span text:style-name="T2">.</text:span></text:p>
      <text:p text:style-name="P8"><text:bookmark text:name="text-task-2-checkbox"/>Tâche 2</text:p>
      <text:p text:style-name="P10"><text:span text:style-name="T2">Étant donné qu'un utilisateur peut transmettre un paramètre, tel que « Rock » ou « rock » avec différentes majuscules, commencez par utiliser </text:span><text:span text:style-name="Source_20_Text"><text:span text:style-name="T3">toLowerCase()</text:span></text:span><text:span text:style-name="T2">la fonction JavaScript pour mettre </text:span><text:span text:style-name="Source_20_Text"><text:span text:style-name="T3">userInput</text:span></text:span><text:span text:style-name="T2">tout en minuscules.</text:span></text:p>
      <text:p text:style-name="P9">Vous pouvez utiliser un code comme celui-ci :</text:p>
      <text:p text:style-name="P11"><text:span text:style-name="Source_20_Text"><text:span text:style-name="T4">userInput</text:span></text:span><text:span text:style-name="Source_20_Text"><text:span text:style-name="T5"> = </text:span></text:span><text:span text:style-name="Source_20_Text"><text:span text:style-name="T4">userInput</text:span></text:span><text:span text:style-name="Source_20_Text"><text:span text:style-name="T5">.</text:span></text:span><text:span text:style-name="Source_20_Text"><text:span text:style-name="T6">toLowerCase</text:span></text:span><text:span text:style-name="Source_20_Text"><text:span text:style-name="T5">();</text:span></text:span></text:p>
      <text:p text:style-name="P8"><text:bookmark-start text:name="text-task-3-checkbox"/><draw:frame draw:style-name="fr1" draw:name="Frame1" text:anchor-type="char" svg:x="-264.557cm" svg:width="0.041cm" draw:z-index="0"><draw:text-box fo:min-height="0.041cm"><text:p text:style-name="P12">Copy to Clipboard</text:p></draw:text-box></draw:frame><text:bookmark-end text:name="text-task-3-checkbox"/>Tâche 3</text:p>
      <text:p text:style-name="P9">Lorsque vous obtenez le choix de l'utilisateur, vous devez également vérifier que l'utilisateur a saisi un choix valide : « pierre », « papier » ou « ciseaux ».</text:p>
      <text:p text:style-name="P10"><text:soft-page-break/><text:span text:style-name="T2">À l'intérieur de </text:span><text:span text:style-name="Source_20_Text"><text:span text:style-name="T3">getUserChoice()</text:span></text:span><text:span text:style-name="T2">, écrivez une instruction </text:span><text:span text:style-name="Source_20_Text"><text:span text:style-name="T3">if</text:span></text:span><text:span text:style-name="T2">/ </text:span><text:span text:style-name="Source_20_Text"><text:span text:style-name="T3">else</text:span></text:span><text:span text:style-name="T2">qui garantit </text:span><text:span text:style-name="Source_20_Text"><text:span text:style-name="T3">userInput</text:span></text:span><text:span text:style-name="T2">que le est </text:span><text:span text:style-name="Source_20_Text"><text:span text:style-name="T3">'rock'</text:span></text:span><text:span text:style-name="T2">, </text:span><text:span text:style-name="Source_20_Text"><text:span text:style-name="T3">'paper'</text:span></text:span><text:span text:style-name="T2">, ou </text:span><text:span text:style-name="Source_20_Text"><text:span text:style-name="T3">'scissors'</text:span></text:span><text:span text:style-name="T2">. Si c'est le cas, alors </text:span><text:span text:style-name="Source_20_Text"><text:span text:style-name="T3">return</text:span></text:span><text:span text:style-name="T2">le </text:span><text:span text:style-name="Source_20_Text"><text:span text:style-name="T3">userInput</text:span></text:span><text:span text:style-name="T2">. Sinon, utilisez </text:span><text:span text:style-name="Source_20_Text"><text:span text:style-name="T3">console.log</text:span></text:span><text:span text:style-name="T2">pour afficher un message d'erreur sur la console.</text:span></text:p>
      <text:p text:style-name="P8"><text:bookmark text:name="text-task-4-checkbox"/>Tâche 4</text:p>
      <text:p text:style-name="P9">Testez la fonction en l'appelant avec une entrée valide et non valide, et en imprimant les résultats sur la console.</text:p>
      <text:p text:style-name="P13">Vous pouvez supprimer ceci lorsque vous savez que votre fonction fonctionne.</text:p>
      <text:p text:style-name="P8"><text:bookmark text:name="text-task-5-checkbox"/>Tâche 5</text:p>
      <text:p text:style-name="P9">Nous devons maintenant demander à l’ordinateur de faire un choix.</text:p>
      <text:p text:style-name="P10"><text:span text:style-name="T2">Créez une fonction nommée </text:span><text:span text:style-name="Source_20_Text"><text:span text:style-name="T3">getComputerChoice</text:span></text:span><text:span text:style-name="T2">sans paramètres. Dans son bloc, utilisez </text:span><text:span text:style-name="Source_20_Text"><text:span text:style-name="T3">Math.random()</text:span></text:span><text:span text:style-name="T2">et </text:span><text:span text:style-name="Source_20_Text"><text:span text:style-name="T3">Math.floor()</text:span></text:span><text:span text:style-name="T2">pour obtenir un nombre entier compris entre 0 et 2. Ensuite, selon le nombre, </text:span><text:span text:style-name="Source_20_Text"><text:span text:style-name="T3">return</text:span></text:span><text:span text:style-name="T2">utilisez </text:span><text:span text:style-name="Source_20_Text"><text:span text:style-name="T3">'rock'</text:span></text:span><text:span text:style-name="T2">, </text:span><text:span text:style-name="Source_20_Text"><text:span text:style-name="T3">'paper'</text:span></text:span><text:span text:style-name="T2">, ou </text:span><text:span text:style-name="Source_20_Text"><text:span text:style-name="T3">'scissors'</text:span></text:span><text:span text:style-name="T2">.</text:span></text:p>
      <text:p text:style-name="P8"><text:bookmark text:name="text-task-6-checkbox"/>Tâche 6</text:p>
      <text:p text:style-name="P9">Testez la fonction en l’appelant plusieurs fois et en imprimant les résultats sur la console.</text:p>
      <text:p text:style-name="P13">Vous pouvez supprimer ceci lorsque vous savez que votre fonction fonctionne.</text:p>
      <text:p text:style-name="P8"><text:bookmark text:name="text-task-7-checkbox"/>Tâche 7</text:p>
      <text:p text:style-name="P9">Il est maintenant temps de déterminer un gagnant.</text:p>
      <text:p text:style-name="P10"><text:span text:style-name="T2">Créez une fonction nommée </text:span><text:span text:style-name="Source_20_Text"><text:span text:style-name="T3">determineWinner</text:span></text:span><text:span text:style-name="T2">prenant deux paramètres nommés </text:span><text:span text:style-name="Source_20_Text"><text:span text:style-name="T3">userChoice</text:span></text:span><text:span text:style-name="T2">et </text:span><text:span text:style-name="Source_20_Text"><text:span text:style-name="T3">computerChoice</text:span></text:span><text:span text:style-name="T2">. Cette fonction comparera les deux choix joués et déterminera </text:span><text:span text:style-name="Source_20_Text"><text:span text:style-name="T3">return</text:span></text:span><text:span text:style-name="T2">si le joueur humain a gagné, perdu ou fait égalité.</text:span></text:p>
      <text:p text:style-name="P10"><text:span text:style-name="T2">Commençons par la condition d'égalité. Dans la </text:span><text:span text:style-name="Source_20_Text"><text:span text:style-name="T3">determineWinner()</text:span></text:span><text:span text:style-name="T2">fonction, écrivez une </text:span><text:span text:style-name="Source_20_Text"><text:span text:style-name="T3">if</text:span></text:span><text:span text:style-name="T2">instruction qui vérifie si le </text:span><text:span text:style-name="Source_20_Text"><text:span text:style-name="T3">userChoice</text:span></text:span><text:span text:style-name="T2">paramètre est égal au </text:span><text:span text:style-name="Source_20_Text"><text:span text:style-name="T3">computerChoice</text:span></text:span><text:span text:style-name="T2">paramètre. Si c'est le cas, </text:span><text:span text:style-name="Source_20_Text"><text:span text:style-name="T3">return</text:span></text:span><text:span text:style-name="T2">indiquez une chaîne indiquant que le match s'est terminé par une égalité.</text:span></text:p>
      <text:p text:style-name="P8"><text:bookmark text:name="text-task-8-checkbox"/>Tâche 8</text:p>
      <text:p text:style-name="P9">Si le match n'est pas nul, vous devrez déterminer un gagnant.</text:p>
      <text:p text:style-name="P10"><text:span text:style-name="T2">Commencez par écrire une </text:span><text:span text:style-name="Source_20_Text"><text:span text:style-name="T3">if</text:span></text:span><text:span text:style-name="T2">instruction qui vérifie si le </text:span><text:span text:style-name="Source_20_Text"><text:span text:style-name="T3">userChoice</text:span></text:span><text:span text:style-name="T2">est </text:span><text:span text:style-name="Source_20_Text"><text:span text:style-name="T3">'rock'</text:span></text:span><text:span text:style-name="T2">. À l'intérieur du </text:span><text:span text:style-name="Source_20_Text"><text:span text:style-name="T3">if</text:span></text:span><text:span text:style-name="T2">bloc d'instructions, écrivez une autre instruction </text:span><text:span text:style-name="Source_20_Text"><text:span text:style-name="T3">if</text:span></text:span><text:span text:style-name="T2">/ </text:span><text:span text:style-name="Source_20_Text"><text:span text:style-name="T3">else</text:span></text:span><text:span text:style-name="T2">. L'instruction </text:span><text:span text:style-name="Source_20_Text"><text:span text:style-name="T3">if</text:span></text:span><text:span text:style-name="T2">/ </text:span><text:soft-page-break/><text:span text:style-name="T2">interne </text:span><text:span text:style-name="Source_20_Text"><text:span text:style-name="T3">else</text:span></text:span><text:span text:style-name="T2">doit vérifier si le </text:span><text:span text:style-name="Source_20_Text"><text:span text:style-name="T3">computerChoice</text:span></text:span><text:span text:style-name="T2">est </text:span><text:span text:style-name="Source_20_Text"><text:span text:style-name="T3">'paper'</text:span></text:span><text:span text:style-name="T2">. Si oui, </text:span><text:span text:style-name="Source_20_Text"><text:span text:style-name="T3">return</text:span></text:span><text:span text:style-name="T2">un message indiquant que l'ordinateur a gagné. Sinon, </text:span><text:span text:style-name="Source_20_Text"><text:span text:style-name="T3">return</text:span></text:span><text:span text:style-name="T2">un message indiquant que l'utilisateur a gagné.</text:span></text:p>
      <text:p text:style-name="P8"><text:bookmark text:name="text-task-9-checkbox"/>Tâche 9</text:p>
      <text:p text:style-name="P10"><text:span text:style-name="T2">Ensuite, écrivez une autre </text:span><text:span text:style-name="Source_20_Text"><text:span text:style-name="T3">if</text:span></text:span><text:span text:style-name="T2">déclaration pour si le </text:span><text:span text:style-name="Source_20_Text"><text:span text:style-name="T3">userChoice</text:span></text:span><text:span text:style-name="T2">est </text:span><text:span text:style-name="Source_20_Text"><text:span text:style-name="T3">'paper'</text:span></text:span><text:span text:style-name="T2">.</text:span></text:p>
      <text:p text:style-name="P10"><text:span text:style-name="T2">Dans cette </text:span><text:span text:style-name="Source_20_Text"><text:span text:style-name="T3">if</text:span></text:span><text:span text:style-name="T2">déclaration, l'expression </text:span><text:span text:style-name="Source_20_Text"><text:span text:style-name="T3">computerChoice</text:span></text:span><text:span text:style-name="T2">doit être soit «</text:span><text:span text:style-name="Source_20_Text"><text:span text:style-name="T3">'scissors'</text:span></text:span><text:span text:style-name="T2"> ou » </text:span><text:span text:style-name="Source_20_Text"><text:span text:style-name="T3">'rock'</text:span></text:span><text:span text:style-name="T2">. Écrivez une logique qui mènera </text:span><text:span text:style-name="Source_20_Text"><text:span text:style-name="T3">return</text:span></text:span><text:span text:style-name="T2">à un gagnant.</text:span></text:p>
      <text:p text:style-name="P8"><text:bookmark text:name="text-task-10-checkbox"/>Tâche 10</text:p>
      <text:p text:style-name="P10"><text:span text:style-name="T2">Ensuite, écrivez une autre </text:span><text:span text:style-name="Source_20_Text"><text:span text:style-name="T3">if</text:span></text:span><text:span text:style-name="T2">déclaration pour si le </text:span><text:span text:style-name="Source_20_Text"><text:span text:style-name="T3">userChoice</text:span></text:span><text:span text:style-name="T2">est </text:span><text:span text:style-name="Source_20_Text"><text:span text:style-name="T3">'scissors'</text:span></text:span><text:span text:style-name="T2">.</text:span></text:p>
      <text:p text:style-name="P10"><text:span text:style-name="T2">Dans cette </text:span><text:span text:style-name="Source_20_Text"><text:span text:style-name="T3">if</text:span></text:span><text:span text:style-name="T2">déclaration, le </text:span><text:span text:style-name="Source_20_Text"><text:span text:style-name="T3">computerChoice</text:span></text:span><text:span text:style-name="T2">doit être soit </text:span><text:span text:style-name="Source_20_Text"><text:span text:style-name="T3">'rock'</text:span></text:span><text:span text:style-name="T2">ou </text:span><text:span text:style-name="Source_20_Text"><text:span text:style-name="T3">'paper'</text:span></text:span><text:span text:style-name="T2">. Écrivez une logique qui mènera </text:span><text:span text:style-name="Source_20_Text"><text:span text:style-name="T3">return</text:span></text:span><text:span text:style-name="T2">à un gagnant.</text:span></text:p>
      <text:p text:style-name="P8"><text:bookmark text:name="text-task-11-checkbox"/>Tâche 11</text:p>
      <text:p text:style-name="P9">N'oubliez pas de tester votre fonction !</text:p>
      <text:p text:style-name="P13">Cochez cette tâche lorsque vous avez terminé le test.</text:p>
      <text:p text:style-name="P8"><text:bookmark text:name="text-task-12-checkbox"/>Tâche 12</text:p>
      <text:p text:style-name="P9">Tout est prêt. Il ne vous reste plus qu'à lancer la partie et à enregistrer les résultats.</text:p>
      <text:p text:style-name="P10"><text:span text:style-name="T2">Créez une fonction nommée </text:span><text:span text:style-name="Source_20_Text"><text:span text:style-name="T3">playGame</text:span></text:span><text:span text:style-name="T2">.</text:span></text:p>
      <text:p text:style-name="P10"><text:span text:style-name="T2">À l'intérieur de la </text:span><text:span text:style-name="Source_20_Text"><text:span text:style-name="T3">playGame()</text:span></text:span><text:span text:style-name="T2">fonction, créez une variable nommée </text:span><text:span text:style-name="Source_20_Text"><text:span text:style-name="T3">userChoice</text:span></text:span><text:span text:style-name="T2">set égale au résultat de l'appel de </text:span><text:span text:style-name="Source_20_Text"><text:span text:style-name="T3">getUserChoice()</text:span></text:span><text:span text:style-name="T2">, en passant soit </text:span><text:span text:style-name="Source_20_Text"><text:span text:style-name="T3">'rock'</text:span></text:span><text:span text:style-name="T2">, </text:span><text:span text:style-name="Source_20_Text"><text:span text:style-name="T3">'paper'</text:span></text:span><text:span text:style-name="T2">, ou </text:span><text:span text:style-name="Source_20_Text"><text:span text:style-name="T3">'scissors'</text:span></text:span><text:span text:style-name="T2">comme argument.</text:span></text:p>
      <text:p text:style-name="P10"><text:span text:style-name="T2">Créez une autre variable nommée </text:span><text:span text:style-name="Source_20_Text"><text:span text:style-name="T3">computerChoice</text:span></text:span><text:span text:style-name="T2">, et définissez-la égale au résultat de l'appel </text:span><text:span text:style-name="Source_20_Text"><text:span text:style-name="T3">getComputerChoice()</text:span></text:span><text:span text:style-name="T2">.</text:span></text:p>
      <text:p text:style-name="P10"><text:span text:style-name="T2">Sous ces deux variables, utilisez </text:span><text:span text:style-name="Source_20_Text"><text:span text:style-name="T3">console.log</text:span></text:span><text:span text:style-name="T2">pour les imprimer sur la console.</text:span></text:p>
      <text:p text:style-name="P8"><text:bookmark text:name="text-task-13-checkbox"/>Tâche 13</text:p>
      <text:p text:style-name="P9">Enfin, déterminons qui a gagné.</text:p>
      <text:p text:style-name="P10"><text:span text:style-name="T2">Dans la </text:span><text:span text:style-name="Source_20_Text"><text:span text:style-name="T3">playGame()</text:span></text:span><text:span text:style-name="T2">fonction, appelez- </text:span><text:span text:style-name="Source_20_Text"><text:span text:style-name="T3">determineWinner()</text:span></text:span><text:span text:style-name="T2">la. Passez les variables </text:span><text:span text:style-name="Source_20_Text"><text:span text:style-name="T3">userChoice</text:span></text:span><text:span text:style-name="T2">et </text:span><text:span text:style-name="Source_20_Text"><text:span text:style-name="T3">computerChoice</text:span></text:span><text:span text:style-name="T2">comme paramètres. Veillez à placer cet appel de fonction dans une </text:span><text:span text:style-name="Source_20_Text"><text:span text:style-name="T3">console.log()</text:span></text:span><text:span text:style-name="T2">instruction afin de visualiser le résultat.</text:span></text:p>
      <text:p text:style-name="P10"><text:span text:style-name="T2">Ensuite, pour démarrer le jeu, appelez la </text:span><text:span text:style-name="Source_20_Text"><text:span text:style-name="T3">playGame()</text:span></text:span><text:span text:style-name="T2">fonction sur la dernière ligne de votre programme.</text:span></text:p>
      <text:p text:style-name="P8"><text:bookmark text:name="text-task-14-checkbox"/><text:soft-page-break/>Tâche 14</text:p>
      <text:p text:style-name="P10"><text:span text:style-name="T2">Améliorez ce jeu en ajoutant un code de triche secret. Si un utilisateur choisit </text:span><text:span text:style-name="Source_20_Text"><text:span text:style-name="T3">'bomb'</text:span></text:span><text:span text:style-name="T2">« cela », il gagnera, quoi qu'il arrive.</text:span></text:p>
      <text:p text:style-name="P7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uisse" svg:font-family="Suisse, Apercu, apple-system, BlinkMacSystemFont, 'Segoe UI', Roboto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D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D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4T12:30:10.732590000</meta:creation-date>
    <dc:date>2025-06-14T12:30:35.442241000</dc:date>
    <meta:editing-duration>PT26S</meta:editing-duration>
    <meta:editing-cycles>1</meta:editing-cycles>
    <meta:document-statistic meta:table-count="0" meta:image-count="0" meta:object-count="0" meta:page-count="4" meta:paragraph-count="64" meta:word-count="765" meta:character-count="5040" meta:non-whitespace-character-count="4347"/>
    <meta:generator>LibreOffice/25.2.3.2$MacOSX_X86_64 LibreOffice_project/bbb074479178df812d175f709636b368952c2ce3</meta:generator>
  </office:meta>
</office:document-meta>
</file>